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3">
      <style:text-properties fo:font-weight="bold" style:font-weight-asian="bold" style:font-weight-complex="bold"/>
    </style:style>
    <style:style style:name="P6" style:family="paragraph" style:parent-style-name="Standard" style:list-style-name="L4">
      <style:text-properties fo:font-weight="bold" style:font-weight-asian="bold" style:font-weight-complex="bold"/>
    </style:style>
    <style:style style:name="P7" style:family="paragraph" style:parent-style-name="Standard" style:list-style-name="L5">
      <style:text-properties fo:font-weight="bold" style:font-weight-asian="bold" style:font-weight-complex="bold"/>
    </style:style>
    <style:style style:name="P8" style:family="paragraph" style:parent-style-name="Standard" style:list-style-name="L6"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 style:list-style-name="L2">
      <style:text-properties fo:font-weight="normal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 style:list-style-name="L7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obal Text Search</text:p>
      <text:list xml:id="list1193639396" text:style-name="L1">
        <text:list-item>
          <text:p text:style-name="P3">Search Text</text:p>
          <text:list>
            <text:list-item>
              <text:p text:style-name="P9">observation.body</text:p>
            </text:list-item>
            <text:list-item>
              <text:p text:style-name="P9">observation.species</text:p>
            </text:list-item>
            <text:list-item>
              <text:p text:style-name="P9">taxonomy.name</text:p>
            </text:list-item>
            <text:list-item>
              <text:p text:style-name="P9">taxonomy.common_name</text:p>
            </text:list-item>
            <text:list-item>
              <text:p text:style-name="P9">taxonomy_synonym.synonym</text:p>
            </text:list-item>
            <text:list-item>
              <text:p text:style-name="P9">observation.strain</text:p>
            </text:list-item>
            <text:list-item>
              <text:p text:style-name="P9">observation.citation_author</text:p>
            </text:list-item>
            <text:list-item>
              <text:p text:style-name="P9">observation.citation_title</text:p>
            </text:list-item>
            <text:list-item>
              <text:p text:style-name="P9">observation_gene.symbol</text:p>
            </text:list-item>
            <text:list-item>
              <text:p text:style-name="P9">gene.locus_tag</text:p>
            </text:list-item>
            <text:list-item>
              <text:p text:style-name="P9">gene_synonym.synonym</text:p>
            </text:list-item>
            <text:list-item>
              <text:p text:style-name="P9">observation_compound.name</text:p>
            </text:list-item>
            <text:list-item>
              <text:p text:style-name="P9">compound_synonym.synonym</text:p>
            </text:list-item>
            <text:list-item>
              <text:p text:style-name="P9">observation_environment.type</text:p>
            </text:list-item>
            <text:list-item>
              <text:p text:style-name="P9">observation_environment.body</text:p>
            </text:list-item>
          </text:list>
        </text:list-item>
      </text:list>
      <text:p text:style-name="Standard"/>
      <text:p text:style-name="P2">Observation</text:p>
      <text:list xml:id="list1055967436" text:style-name="L2">
        <text:list-item>
          <text:p text:style-name="P4">Species</text:p>
          <text:list>
            <text:list-item>
              <text:p text:style-name="P10">observation.species</text:p>
            </text:list-item>
            <text:list-item>
              <text:p text:style-name="P10">taxonomy.name</text:p>
            </text:list-item>
            <text:list-item>
              <text:p text:style-name="P10">taxonomy.common_name</text:p>
            </text:list-item>
            <text:list-item>
              <text:p text:style-name="P10">taxonomy_synonym.synonym</text:p>
            </text:list-item>
          </text:list>
        </text:list-item>
        <text:list-item>
          <text:p text:style-name="P4">Strain</text:p>
          <text:list>
            <text:list-item>
              <text:p text:style-name="P10">observation.strain</text:p>
            </text:list-item>
          </text:list>
        </text:list-item>
        <text:list-item>
          <text:p text:style-name="P4">Cell Type</text:p>
          <text:list>
            <text:list-item>
              <text:p text:style-name="P10">observation.cell_type</text:p>
            </text:list-item>
          </text:list>
        </text:list-item>
      </text:list>
      <text:p text:style-name="Standard"/>
      <text:p text:style-name="P2">Observation Lifespan</text:p>
      <text:list xml:id="list2096871004" text:continue-numbering="true" text:style-name="L2">
        <text:list-item>
          <text:p text:style-name="P4">Lifespan Effect</text:p>
          <text:list>
            <text:list-item>
              <text:p text:style-name="P12">observation.lifespan_effect {increased, decreased, none}</text:p>
            </text:list-item>
          </text:list>
        </text:list-item>
        <text:list-item>
          <text:p text:style-name="P4">Lifespan Measure</text:p>
          <text:list>
            <text:list-item>
              <text:p text:style-name="P12">observation.lifespan_measure {mean, median, max, individual}</text:p>
            </text:list-item>
          </text:list>
        </text:list-item>
        <text:list-item>
          <text:p text:style-name="P4">Lifespan {&gt;, &lt;}</text:p>
          <text:list>
            <text:list-item>
              <text:p text:style-name="P12">observation.lifespan</text:p>
            </text:list-item>
          </text:list>
        </text:list-item>
        <text:list-item>
          <text:p text:style-name="P12"><text:span text:style-name="T1">Lifespan Base </text:span>{&gt;, &lt;}</text:p>
          <text:list>
            <text:list-item>
              <text:p text:style-name="P12">observation.lifespan_base</text:p>
            </text:list-item>
          </text:list>
        </text:list-item>
        <text:list-item>
          <text:p text:style-name="P12"><text:span text:style-name="T1">Lifespan Change</text:span> {&gt;, &lt;ulting</text:p>
        </text:list-item>
        <text:list-item>
          <text:p text:style-name="P12"/>
          <text:list>
            <text:list-item>
              <text:p text:style-name="P12">observation.lifespan_change</text:p>
            </text:list-item>
          </text:list>
        </text:list-item>
        <text:list-item>
          <text:p text:style-name="P12"><text:span text:style-name="T1">Lifespan Units</text:span> {days, years, divisions, si}</text:p>
          <text:list>
            <text:list-item>
              <text:p text:style-name="P12">observation.lifespan_units</text:p>
            </text:list-item>
          </text:list>
        </text:list-item>
      </text:list>
      <text:p text:style-name="P1"/>
      <text:p text:style-name="P2">Observation Citation</text:p>
      <text:list xml:id="list1889752329" text:style-name="L3">
        <text:list-item>
          <text:p text:style-name="P13"><text:soft-page-break/>P<text:span text:style-name="T1">ubMed Id</text:span></text:p>
          <text:list>
            <text:list-item>
              <text:p text:style-name="P13">observation.ciration_pubmed_id</text:p>
            </text:list-item>
          </text:list>
        </text:list-item>
        <text:list-item>
          <text:p text:style-name="P13"><text:span text:style-name="T1">Year</text:span> {&gt;, &lt;, =}</text:p>
          <text:list>
            <text:list-item>
              <text:p text:style-name="P13">observation.citation_year </text:p>
            </text:list-item>
          </text:list>
        </text:list-item>
        <text:list-item>
          <text:p text:style-name="P5">Contains</text:p>
          <text:list>
            <text:list-item>
              <text:p text:style-name="P13">observation.citation_author</text:p>
            </text:list-item>
            <text:list-item>
              <text:p text:style-name="P13">observation.citation_title</text:p>
            </text:list-item>
          </text:list>
        </text:list-item>
      </text:list>
      <text:p text:style-name="Standard"/>
      <text:p text:style-name="P2">Observation Gene</text:p>
      <text:list xml:id="list1303084374" text:style-name="L4">
        <text:list-item>
          <text:p text:style-name="P6">gene name</text:p>
          <text:list>
            <text:list-item>
              <text:p text:style-name="P14">observation_gene.symbol</text:p>
            </text:list-item>
            <text:list-item>
              <text:p text:style-name="P14">observation_gene.ncbi_gene_id</text:p>
              <text:list>
                <text:list-item>
                  <text:p text:style-name="P14">gene.symbol</text:p>
                </text:list-item>
                <text:list-item>
                  <text:p text:style-name="P14">gene.locus_tag</text:p>
                </text:list-item>
                <text:list-item>
                  <text:p text:style-name="P14">gene_syonym.synonym</text:p>
                </text:list-item>
              </text:list>
            </text:list-item>
          </text:list>
        </text:list-item>
        <text:list-item>
          <text:p text:style-name="P6">allele type</text:p>
          <text:list>
            <text:list-item>
              <text:p text:style-name="P14">observation_gene.allele_type: {deletion / null, RNAi knockdown, etc}</text:p>
            </text:list-item>
          </text:list>
        </text:list-item>
      </text:list>
      <text:p text:style-name="Standard"/>
      <text:p text:style-name="P2">Observation Compound</text:p>
      <text:list xml:id="list704421852" text:style-name="L5">
        <text:list-item>
          <text:p text:style-name="P7">compound name</text:p>
          <text:list>
            <text:list-item>
              <text:p text:style-name="P15">observation_compound.name</text:p>
            </text:list-item>
            <text:list-item>
              <text:p text:style-name="P15">observation_compound.ncbi_compound_id</text:p>
              <text:list>
                <text:list-item>
                  <text:p text:style-name="P15">compound.name</text:p>
                </text:list-item>
                <text:list-item>
                  <text:p text:style-name="P15">compound_synonym.synonym</text:p>
                </text:list-item>
              </text:list>
            </text:list-item>
          </text:list>
        </text:list-item>
      </text:list>
      <text:p text:style-name="Standard"/>
      <text:p text:style-name="P2">Observation Environment</text:p>
      <text:list xml:id="list2111971807" text:style-name="L6">
        <text:list-item>
          <text:p text:style-name="P8">Environment Type</text:p>
          <text:list>
            <text:list-item>
              <text:p text:style-name="P16">observation_environment.type</text:p>
            </text:list-item>
          </text:list>
        </text:list-item>
        <text:list-item>
          <text:p text:style-name="P8">Contains</text:p>
          <text:list>
            <text:list-item>
              <text:p text:style-name="P16">observation_environment.type</text:p>
            </text:list-item>
            <text:list-item>
              <text:p text:style-name="P16">observation_environment.body</text:p>
            </text:list-item>
          </text:list>
        </text:list-item>
      </text:list>
      <text:p text:style-name="Standard"/>
      <text:p text:style-name="P2">General Options</text:p>
      <text:list xml:id="list1202298320" text:style-name="L7">
        <text:list-item>
          <text:p text:style-name="P17">s<text:span text:style-name="T1">ingle interventions only</text:span> {false, true}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y </meta:initial-creator>
    <meta:creation-date>2010-06-27T15:39:01</meta:creation-date>
    <dc:date>2010-06-29T02:33:21</dc:date>
    <dc:creator>brady </dc:creator>
    <meta:editing-duration>PT02H09M17S</meta:editing-duration>
    <meta:editing-cycles>12</meta:editing-cycles>
    <meta:generator>OpenOffice.org/3.2$Linux OpenOffice.org_project/320m12$Build-9483</meta:generator>
    <meta:document-statistic meta:table-count="0" meta:image-count="0" meta:object-count="0" meta:page-count="2" meta:paragraph-count="71" meta:word-count="184" meta:character-count="1612"/>
  </office:meta>
</office:document-meta>
</file>